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Start date</text:p>
          </table:table-cell>
          <table:table-cell table:style-name="ce1" office:value-type="date" office:date-value="2009-01-10">
            <text:p>10.01.2009</text:p>
          </table:table-cell>
          <table:table-cell table:number-columns-repeated="2"/>
        </table:table-row>
        <table:table-row table:style-name="ro1">
          <table:table-cell office:value-type="string">
            <text:p>End date</text:p>
          </table:table-cell>
          <table:table-cell table:style-name="ce1" office:value-type="date" office:date-value="2009-08-31">
            <text:p>31.08.2009</text:p>
          </table:table-cell>
          <table:table-cell table:number-columns-repeated="2"/>
        </table:table-row>
        <table:table-row table:style-name="ro1">
          <table:table-cell office:value-type="string">
            <text:p>Publish date</text:p>
          </table:table-cell>
          <table:table-cell table:style-name="ce1" office:value-type="string">
            <text:p>31.09.200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ask</text:p>
          </table:table-cell>
          <table:table-cell office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>
            <text:p>Project setup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de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dm. Registration/login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Adding organization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Permission level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utes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Discount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Other setting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rk seat as use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Ticket templat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inting ticket (jasper)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Travel lis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tatistics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esktop app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MS notific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User registration/login/profile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Search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Travel history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Buying &amp; printing ticket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Payment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Unique identifi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ctivating organization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racking payments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nvoicing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tatistics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verhead</text:p>
          </table:table-cell>
          <table:table-cell table:style-name="ce2" office:value-type="percentage" office:value="0.2">
            <text:p>20.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formula="oooc:=INT(SUM([.B8:.B35]) * (100 + [.B37]) / 100)" office:value-type="float" office:value="248">
            <text:p>2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 rate</text:p>
          </table:table-cell>
          <table:table-cell office:value-type="float" office:value="20">
            <text:p>20</text:p>
          </table:table-cell>
          <table:table-cell office:value-type="string">
            <text:p>Hours / week</text:p>
          </table:table-cell>
          <table:table-cell/>
        </table:table-row>
        <table:table-row table:style-name="ro1">
          <table:table-cell office:value-type="string">
            <text:p>Weeks</text:p>
          </table:table-cell>
          <table:table-cell table:formula="oooc:=[.B40] / [.B42]" office:value-type="float" office:value="12.4">
            <text:p>12.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0">20/06/2009</text:date>, <text:time>23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9-06-20T23:16:51</dc:date>
    <meta:editing-cycles>29</meta:editing-cycles>
    <meta:editing-duration>PT16M44S</meta:editing-duration>
    <meta:user-defined meta:name="Info 1"/>
    <meta:user-defined meta:name="Info 2"/>
    <meta:user-defined meta:name="Info 3"/>
    <meta:user-defined meta:name="Info 4"/>
    <meta:document-statistic meta:table-count="1" meta:cell-count="68"/>
  </office:meta>
</office:document-meta>
</file>